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0.9" calcext:value-type="float">
            <text:p>-20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0.00021" calcext:value-type="float">
            <text:p>-80,00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.950005" calcext:value-type="float">
            <text:p>-5,950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.69998" calcext:value-type="float">
            <text:p>-11,69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9.24995" calcext:value-type="float">
            <text:p>-29,24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500023" calcext:value-type="float">
            <text:p>-0,35000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9.4506" calcext:value-type="float">
            <text:p>-109,4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550006" calcext:value-type="float">
            <text:p>-3,550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9.34994" calcext:value-type="float">
            <text:p>-19,34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9995" calcext:value-type="float">
            <text:p>1,2999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0.44988" calcext:value-type="float">
            <text:p>-40,44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4.89999" calcext:value-type="float">
            <text:p>-14,8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3.14991" calcext:value-type="float">
            <text:p>-23,149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1.89995" calcext:value-type="float">
            <text:p>-31,899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7.69989" calcext:value-type="float">
            <text:p>-47,69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99998" calcext:value-type="float">
            <text:p>3,9999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.59998" calcext:value-type="float">
            <text:p>-10,599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350011" calcext:value-type="float">
            <text:p>-3,3500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.250024" calcext:value-type="float">
            <text:p>-5,250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99876" calcext:value-type="float">
            <text:p>0,99998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99996" calcext:value-type="float">
            <text:p>3,1999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.79999" calcext:value-type="float">
            <text:p>-7,7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5.24988" calcext:value-type="float">
            <text:p>-55,249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.64998" calcext:value-type="float">
            <text:p>-16,649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.150005" calcext:value-type="float">
            <text:p>-9,150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5000181" calcext:value-type="float">
            <text:p>-0,50001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.500011" calcext:value-type="float">
            <text:p>-3,500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499912" calcext:value-type="float">
            <text:p>0,94999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700016" calcext:value-type="float">
            <text:p>-0,7000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100001" calcext:value-type="float">
            <text:p>6,10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999922" calcext:value-type="float">
            <text:p>0,19999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.900009" calcext:value-type="float">
            <text:p>-1,900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900002" calcext:value-type="float">
            <text:p>5,9000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5.39992" calcext:value-type="float">
            <text:p>-15,399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.350016" calcext:value-type="float">
            <text:p>-7,350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749993" calcext:value-type="float">
            <text:p>2,7499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600001" calcext:value-type="float">
            <text:p>7,60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650001" calcext:value-type="float">
            <text:p>6,65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999916" calcext:value-type="float">
            <text:p>0,79999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3000097" calcext:value-type="float">
            <text:p>-0,30000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.09991" calcext:value-type="float">
            <text:p>-16,099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249996" calcext:value-type="float">
            <text:p>4,2499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399999" calcext:value-type="float">
            <text:p>4,399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450002" calcext:value-type="float">
            <text:p>6,4500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10002" calcext:value-type="float">
            <text:p>-3,100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.950017" calcext:value-type="float">
            <text:p>-4,9500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99935" calcext:value-type="float">
            <text:p>0,54999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750001" calcext:value-type="float">
            <text:p>5,75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9.999966" calcext:value-type="float">
            <text:p>-9,9999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.64997" calcext:value-type="float">
            <text:p>-11,649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800001" calcext:value-type="float">
            <text:p>7,80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45" calcext:value-type="float">
            <text:p>4,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99924" calcext:value-type="float">
            <text:p>0,99999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.350022" calcext:value-type="float">
            <text:p>-5,3500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500001" calcext:value-type="float">
            <text:p>7,50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549998" calcext:value-type="float">
            <text:p>3,5499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499939" calcext:value-type="float">
            <text:p>0,64999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799999" calcext:value-type="float">
            <text:p>3,7999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800001" calcext:value-type="float">
            <text:p>7,80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000002" calcext:value-type="float">
            <text:p>7,0000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700001" calcext:value-type="float">
            <text:p>7,70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300001" calcext:value-type="float">
            <text:p>7,3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9:27:10.550000000</dc:date>
    <meta:editing-duration>PT3M29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1</text:p>
        </chart:title>
        <chart:subtitle svg:x="6.673cm" svg:y="1.275cm" chart:style-name="ch3">
          <text:p>Turno Ilimitado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243cm" svg:y="2.338cm" svg:width="9.802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20.9">
                <text:p>-20.9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0.00021">
                <text:p>-80.0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5.950005">
                <text:p>-5.95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1.69998">
                <text:p>-11.6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9.24995">
                <text:p>-29.24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3500023">
                <text:p>-0.3500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09.4506">
                <text:p>-109.4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.550006">
                <text:p>-3.55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9.34994">
                <text:p>-19.34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99995">
                <text:p>1.2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40.44988">
                <text:p>-40.44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4.89999">
                <text:p>-14.8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23.14991">
                <text:p>-23.14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31.89995">
                <text:p>-31.8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47.69989">
                <text:p>-47.69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999998">
                <text:p>3.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0.59998">
                <text:p>-10.5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3.350011">
                <text:p>-3.350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5.250024">
                <text:p>-5.250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999876">
                <text:p>0.9999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199996">
                <text:p>3.1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7.79999">
                <text:p>-7.7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55.24988">
                <text:p>-55.24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6.64998">
                <text:p>-16.64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9.150005">
                <text:p>-9.150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5000181">
                <text:p>-0.5000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3.500011">
                <text:p>-3.500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499912">
                <text:p>0.9499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700016">
                <text:p>-0.700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100001">
                <text:p>6.1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999922">
                <text:p>0.1999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.900009">
                <text:p>-1.900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900002">
                <text:p>5.9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15.39992">
                <text:p>-15.39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7.350016">
                <text:p>-7.350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749993">
                <text:p>2.749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600001">
                <text:p>7.6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7999916">
                <text:p>0.79999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3000097">
                <text:p>-0.3000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6.09991">
                <text:p>-16.09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249996">
                <text:p>4.24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399999">
                <text:p>4.3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450002">
                <text:p>6.45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3.10002">
                <text:p>-3.1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4.950017">
                <text:p>-4.950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99935">
                <text:p>0.5499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750001">
                <text:p>5.75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9.999966">
                <text:p>-9.999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1.64997">
                <text:p>-11.64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999924">
                <text:p>0.9999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5.350022">
                <text:p>-5.3500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500001">
                <text:p>7.5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549998">
                <text:p>3.54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499939">
                <text:p>0.64999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799999">
                <text:p>3.7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000002">
                <text:p>7.000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700001">
                <text:p>7.7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300001">
                <text:p>7.3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